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language="en" fo:country="US" fo:font-style="normal" style:font-style-asian="normal" style:font-style-complex="normal"/>
    </style:style>
    <style:style style:name="T5" style:family="text">
      <style:text-properties fo:language="en" fo:country="US" fo:font-style="italic" style:font-style-asian="italic" style:font-style-complex="italic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language="en" fo:country="GB"/>
    </style:style>
    <style:style style:name="T8" style:family="text">
      <style:text-properties fo:language="en" fo:country="GB"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ibliography</text:h>
      <text:p text:style-name="MainBody">British Standards Institution, 1998. <text:span text:style-name="T2">BS 7925-2:1998 Software testing. Software component testing</text:span>. Milton Keynes: BSI.</text:p>
      <text:p text:style-name="MainBody">Freedom Scientific Inc., <text:span text:style-name="T2">2010 product catalogue</text:span> [Online]. Available at: <text:span text:style-name="T6">http://www.freedomscientific.com/products/fs/jaws-product-page.asp</text:span> [Accessed: 6 February 2010].</text:p>
      <text:p text:style-name="MainBody">Fuentes, L. and Sánchez, P. 2007. Towards executable aspect-oriented UML models. In <text:span text:style-name="T2">Proceedings of the 10th international Workshop on Aspect-Oriented Modeling </text:span><text:span text:style-name="T3">pp. 28-34</text:span><text:span text:style-name="T2">. </text:span>Vancouver, Canada. New York, NY: ACM Press.</text:p>
      <text:p text:style-name="MainBody">Google Inc., 2010. <text:span text:style-name="T2">Google search page </text:span>[Online]. Available at: <text:span text:style-name="T6">http://www.google.com/</text:span> [Accessed: 6 February 2010].</text:p>
      <text:p text:style-name="BibEntry">Halasz, F. and Schwartz, M. 1994, The Dexter hypertext reference model. <text:span text:style-name="T2">Communications of the ACM</text:span>, vol. 37, no. 2, pp. 30-39.</text:p>
      <text:p text:style-name="MainBody">Hall, C. A. 2009. Web presentation layer bootstrapping for accessibility and performance. In <text:span text:style-name="T2">Proceedings of the 2009 international Cross-Disciplinary Conference on Web Accessibility (W4a) </text:span><text:span text:style-name="T3">pp. </text:span>67-74. Madrid, Spain. New York, NY: ACM Press. </text:p>
      <text:p text:style-name="BibEntry">Hardman, L., Bulterman, D.C.A. and Rossum, G.V. 1994, The Amsterdam hypermedia model: adding time and context to the Dexter model. <text:s/><text:span text:style-name="T2">Communications of the ACM</text:span>, vol. 37, no. 2, pp. 50-62.</text:p>
      <text:p text:style-name="BibEntry">International Standards Office, 2007. <text:span text:style-name="T2">ISO/IEC 13249-1:2007 - Information technology -- Database languages -- SQL multimedia and application packages -- Part 1: Framework.</text:span> Geneva:ISO.</text:p>
      <text:p text:style-name="BibEntry">International Standards Office, 2008. <text:span text:style-name="T2">ISO/IEC 24751-2:2008 - Information technology -- Individualized adaptability and accessibility in e-learning, education and training -- Part 2.</text:span> Geneva:ISO.</text:p>
      <text:p text:style-name="MainBody"><text:soft-page-break/>Jackson, M.A., 1975. <text:span text:style-name="T2">Principles of program design</text:span>. London, United Kingdom: Academic Press.</text:p>
      <text:p text:style-name="MainBody">Kennedy Carter Inc., 2006. <text:span text:style-name="T2">The UML Action Specification Language Reference Guide</text:span> [Online]. Available at: <text:span text:style-name="T6">http://www.kc.com/DOWNLOADS/browse.php</text:span> [Accessed: 6 February 2010].</text:p>
      <text:p text:style-name="MainBody">Kindler, E. and Schmelter, D. 2008. Aspect-oriented <text:span text:style-name="T7">modelling</text:span> from a different angle: modelling domains with aspects. In <text:span text:style-name="T1">Proceedings of the 2008 AOSD Workshop on Aspect-Oriented Modeling,</text:span><text:span text:style-name="T3"> p 7-12</text:span><text:span text:style-name="T1">. </text:span>Brussels, Belgium, April 01 - 01, 2008. <text:s/>New York, NY: ACM Press.</text:p>
      <text:p text:style-name="MainBody">Kovalev V. and <text:s/>Petrou M., 2005. <text:span text:style-name="T7">Optimising</text:span> the Choice of <text:span text:style-name="T7">Colours</text:span> of an Image Database for Dichromats. In <text:span text:style-name="T2">Machine Learning and Data Mining in Pattern Recognition</text:span>. <text:s/>Berlin?/Heidelberg, Germany: Springer Verlag.</text:p>
      <text:p text:style-name="MainBody">Mellor S.J., 2004. <text:span text:style-name="T2">A framework for <text:s/>Aspect Oriented </text:span><text:span text:style-name="T8">Modelling</text:span> <text:s/>[Online]. Available at: <text:span text:style-name="T6">http://www.cs.iit.edu/~oaldawud/AOM/AOM2003/Stephen-AOSD.pdf.</text:span> <text:s/>[Accessed: 6 February 2010].</text:p>
      <text:p text:style-name="MainBody">Mellor S.J. and Balcer M.J. 2002. <text:span text:style-name="T2">Executable UML: a foundation for model-driven architecture.</text:span> Reading, MA: Addison-Wesley.</text:p>
      <text:p text:style-name="MainBody">Microsoft Corp., 2010. <text:s/>Accessibility and Global Support [Online]. Available at: <text:span text:style-name="T6">http://msdn.microsoft.com/en-us/library/dd371677%28VS.85%29.aspx</text:span> [Accessed; 6 February 2010].</text:p>
      <text:p text:style-name="BibEntry">Nesbitt, K.V., 2001. <text:s/><text:span text:style-name="T4">Modeling</text:span><text:span text:style-name="T3"> the multi-sensory design space</text:span>. In Australian Computer Society: <text:span text:style-name="T2">Proceedings of the 2001 Asia-Pacific Symposium on information Visualisation - Volume 9 pp.27-36. </text:span>Sydney, Australia. <text:s/>Australian Computer Society: <text:s/>Darlinghurst, Australia.</text:p>
      <text:p text:style-name="BibEntry">Newman P., <text:s/>2004.TCL standard library specification [Online] Available at: <text:span text:style-name="T6">http://wiki.tcl.tk/11299</text:span> [Accessed: 6 February 2010].</text:p>
      <text:p text:style-name="BibEntry"><text:soft-page-break/>Object Management Group 2010. <text:span text:style-name="T2">MDA Specifications </text:span>[online]. Available at: <text:span text:style-name="T6">http://www.omg.org/mda/specs.htm</text:span> [Accessed: 3 February 2010].</text:p>
      <text:p text:style-name="BibEntry">Oracle Inc. 2010. The Java language specification, third edition [Online]. Available at: <text:span text:style-name="T6">http://java.sun.com/docs/books/jls/third_edition/html/j3TOC.html</text:span> [Accessed: 6 February 2010]</text:p>
      <text:p text:style-name="MainBody">Raistrick C. et al 2004. <text:span text:style-name="T2">Model Driven Architecture with Executable UML</text:span>. Cambridge, United Kingdom: Cambridge University Press.</text:p>
      <text:p text:style-name="BibEntry">Ramloll, R. and Brewster, S.A. (2002) A generic approach for augmenting tactile diagrams with spatial non-speech sounds. In: <text:span text:style-name="T2">Conference on Human Factors in Computing Systems</text:span>, 20-25 April 2002, pp. 770-771, Minneapolis, MN. ACM Press: New York, NY.</text:p>
      <text:p text:style-name="BibEntry">Shlaer S. and Mellor S.J. 1988. <text:span text:style-name="T2">Object-oriented Systems Analysis – </text:span><text:span text:style-name="T5">Modeling</text:span><text:span text:style-name="T2"> the World in Data.</text:span> Englewood Cliffs, New Jersey: Yourdon Press.</text:p>
      <text:p text:style-name="BibEntry">Shlaer S. and Mellor S.J. 1992. <text:span text:style-name="T2">Object Lifecycles <text:s/>– </text:span><text:span text:style-name="T5">Modeling</text:span><text:span text:style-name="T2"> the World in States.</text:span> Englewood Cliffs, New Jersey: Yourdon Press.</text:p>
      <text:p text:style-name="BibEntry">Shlaer S. and Mellor S.J. <text:s/>1997. <text:s/><text:tab/>Recursive design of an application-independent architecture. In <text:span text:style-name="T2">IEEE Software</text:span> volume 14, pp. 61-72. Piscataway, NJ: IEEE.</text:p>
      <text:p text:style-name="BibEntry">Starr L. 2002. <text:span text:style-name="T2">Executable UML – How to build class models</text:span>. Upper Saddle River, NJ: Prentice Hall PTR.</text:p>
      <text:p text:style-name="BibEntry">Ward P.T. And Mellor S.J., 1986. <text:span text:style-name="T2">Structured Development for Real-Time Systems (Vol. 1: Introduction and Tools)</text:span>. Upper Saddle River, <text:s/>NJ: Prentice Hall PTR.</text:p>
      <text:p text:style-name="BibEntry">World Wide Web Consortium, 2008.<text:span text:style-name="T2">Web Content Accessibility Guidelines (WCAG) 2.0 - W3C Recommendation 11 December 2008</text:span><text:span text:style-name="T3"> [online]. Available at: http://www.w3.org/TR/WCAG20/ [accessed 31 January 2010]</text:span></text:p>
      <text:p text:style-name="BibEntry">Shlaer S. and Mellor S.J. <text:s/>1997. <text:s/><text:tab/>Recursive design of an application-independent architecture. In <text:span text:style-name="T2">IEEE Software</text:span> volume 14, pp. 61-72. Piscataway, NJ: IEEE.</text:p>
      <text:p text:style-name="BibEntry"><text:soft-page-break/>Starr L. 2002. <text:span text:style-name="T2">Executable UML – How to build class models</text:span>. Upper Saddle River, NJ: Prentice Hall PTR.</text:p>
      <text:p text:style-name="BibEntry">Ward P.T. And Mellor S.J., 1986. <text:span text:style-name="T2">Structured Development for Real-Time Systems (Vol. 1: Introduction and Tools)</text:span>. Upper Saddle River, <text:s/>NJ: Prentice Hall PTR.</text:p>
      <text:p text:style-name="BibEntry"><text:span text:style-name="T3">Yourdon E., 1989. </text:span><text:span text:style-name="T2">Modern structured analysis</text:span><text:span text:style-name="T3">. Upper Saddle River, <text:s/>NJ: Prentice Hall PT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ob" style:family="paragraph" style:parent-style-name="Title" style:class="text">
      <style:text-properties fo:font-size="14pt" fo:font-weight="normal"/>
    </style:style>
    <style:style style:name="MainBody" style:family="paragraph" style:parent-style-name="Bob" style:master-page-name="">
      <style:paragraph-properties fo:line-height="150%" fo:text-align="start" style:justify-single-word="false" style:page-number="auto"/>
      <style:text-properties fo:font-size="12pt"/>
    </style:style>
    <style:style style:name="BibEntry" style:family="paragraph" style:parent-style-name="MainBody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29T12:36:23.34</meta:creation-date>
    <meta:editing-duration>PT27H38M58S</meta:editing-duration>
    <meta:editing-cycles>28</meta:editing-cycles>
    <meta:generator>OpenOffice.org/3.1$Win32 OpenOffice.org_project/310m19$Build-9420</meta:generator>
    <meta:initial-creator>Robert Dodd</meta:initial-creator>
    <dc:date>2010-02-22T11:13:35.40</dc:date>
    <dc:creator>Robert Dodd</dc:creator>
    <meta:document-statistic meta:table-count="0" meta:image-count="0" meta:object-count="0" meta:page-count="4" meta:paragraph-count="33" meta:word-count="688" meta:character-count="5211"/>
  </office:meta>
</office:document-meta>
</file>